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25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401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3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text:s text:c="4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2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5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text:s text:c="4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text:s text:c="4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text:s text:c="4"/></text:span></text:p>
          </draw:text-box>
        </draw:frame>
        <draw:frame draw:style-name="gr25" draw:text-style-name="P19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19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19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20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9" draw:text-style-name="P20" draw:layer="layout" svg:width="6.708cm" svg:height="1.517cm" svg:x="19.907cm" svg:y="24.878cm">
          <draw:text-box>
            <text:p><text:span text:style-name="T12">0x00000002</text:span></text:p>
          </draw:text-box>
        </draw:frame>
        <draw:frame draw:style-name="gr29" draw:text-style-name="P20" draw:layer="layout" svg:width="6.708cm" svg:height="1.517cm" svg:x="27.007cm" svg:y="24.879cm">
          <draw:text-box>
            <text:p><text:span text:style-name="T12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20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29" draw:text-style-name="P20" draw:layer="layout" svg:width="6.708cm" svg:height="1.517cm" svg:x="12.807cm" svg:y="32.253cm">
          <draw:text-box>
            <text:p><text:span text:style-name="T12">0x00000009</text:span></text:p>
          </draw:text-box>
        </draw:frame>
        <draw:frame draw:style-name="gr29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29" draw:text-style-name="P17" draw:layer="layout" svg:width="6.708cm" svg:height="1.517cm" svg:x="27.007cm" svg:y="32.255cm">
          <draw:text-box>
            <text:p><text:span text:style-name="T10">0x0000000b</text:span></text:p>
          </draw:text-box>
        </draw:frame>
        <draw:frame draw:style-name="gr29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8:04.428973772</dc:date>
    <meta:editing-duration>P1DT22M33S</meta:editing-duration>
    <meta:editing-cycles>85</meta:editing-cycles>
    <meta:generator>LibreOffice/6.0.6.2$Linux_X86_64 LibreOffice_project/00m0$Build-2</meta:generator>
    <meta:document-statistic meta:object-count="184"/>
  </office:meta>
</office:document-meta>
</file>